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عریف وظایف مدیر فنی پروژه</text:p>
      <text:p text:style-name="P1">پوریا یزدان پناه</text:p>
      <text:list xml:id="list408391859" text:style-name="L1">
        <text:list-item>
          <text:p text:style-name="P2">تعریف یک غالب(Template) برای مستندات برنامه</text:p>
        </text:list-item>
        <text:list-item>
          <text:p text:style-name="P2"><text:s/>استفاده از برنامه‌های متن‌باز مانند و انتخاب یکی از آنها به همراه ورژن مناسب و استانداردهای کافی libre office <text:s/>، open office و یا نرم‌افزار بهتر</text:p>
        </text:list-item>
        <text:list-item>
          <text:p text:style-name="P2"><text:s/>کار بر روی نرم‌افزار پیگیری شکایات و انتقادات متن‌باز تحت وب</text:p>
        </text:list-item>
        <text:list-item>
          <text:p text:style-name="P2">تعریف لیسانس یا مجوز یا پروانه برای نرم افزار بر اساس LGLPL (و یا پیشنهاد بهتری بر اساس نسخه محدود GPL برای اعمال محدودیت در گسترش و فروش نرم‌افزار)</text:p>
        </text:list-item>
        <text:list-item>
          <text:p text:style-name="P2">تعریف قواعد برای مستندسازی</text:p>
        </text:list-item>
        <text:list-item>
          <text:p text:style-name="P2">مدیریت اعضا و وظایف دیگر اعظای گروه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2-03-05T20:33:20</meta:creation-date>
    <dc:date>2012-03-06T02:24:00</dc:date>
    <dc:creator>reza </dc:creator>
    <meta:editing-duration>PT1H9M14S</meta:editing-duration>
    <meta:editing-cycles>9</meta:editing-cycles>
    <meta:generator>LibreOffice/3.3$Linux LibreOffice_project/330m19$Build-401</meta:generator>
    <meta:document-statistic meta:table-count="0" meta:image-count="0" meta:object-count="0" meta:page-count="1" meta:paragraph-count="8" meta:word-count="97" meta:character-count="506"/>
  </office:meta>
</office:document-meta>
</file>